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Characters Creating:</text:span></text:p>
      <text:p text:style-name="P2"><text:span text:style-name="T1">Me gustaría crear una aplicación web a la que se le pueda volcar toda la información acerca de un juego de role, de mesa o, incluso, de una novela o de un episodio de la historia de la Humanidad, de forma que, la estructura configurada permita generar y almacenar, para poder emplearlos y modificarlos a posteriori, tanto personajes como el curso del storytelling de que se trate en cada caso, así como poder crear personajes e historias totalmente de cero, a partir de una larga y variopinta serie de posibilidades que se le ofrezca a elegir al usuario.</text:span></text:p>
      <text:p text:style-name="P2"><text:span text:style-name="T1">Crear historias e intrahistorias a partir de la interacción de los personajes creados puede ser muy complicado, por lo que, de momento, lo dejaremos pendiente de revisar para más adelante, pero ahora, desarrollaremos la idea de creación de personajes en base a información precargada, tanto de los desarrolladores como del propio usuario.</text:span></text:p>
      <text:p text:style-name="P3"><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